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0076in" fo:margin-left="0.6771in" fo:margin-right="0.8153in" table:align="margins"/>
    </style:style>
    <style:style style:name="Table1.A" style:family="table-column">
      <style:table-column-properties style:column-width="4.0833in" style:rel-column-width="5880*"/>
    </style:style>
    <style:style style:name="Table1.B" style:family="table-column">
      <style:table-column-properties style:column-width="0.9243in" style:rel-column-width="133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able_20_Contents">
      <style:paragraph-properties fo:line-height="15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ntro to CS</text:p>
      <text:p text:style-name="P1">Race Car Game</text:p>
      <text:p text:style-name="P2"><text:tab/>Your goal in this project is to create a realistic racing game. <text:s/>The game should have a car go around a track. <text:s/>The car should accelerate smoothly to a maximum speed and then negatively accelerate to 0 when the “gas” isn't being pushed. <text:s/>When the car is steered off the track, it should slow down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reate race track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Create car that moves forward when space bar is pressed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Have car rotate left and right when arrows are pressed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Have car accelerates from stop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Have car's speed reset to 0 when not holding space ba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ive car a maximum speed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Have car negatively accelerate when not holding space ba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Have car slow down when touching gras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Have car start at starting line pointing in correct direc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Give car a turning radiu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ric Rizzi</meta:initial-creator>
    <meta:creation-date>2010-10-13T07:22:28</meta:creation-date>
    <meta:printed-by>Eric Rizzi</meta:printed-by>
    <meta:print-date>2010-10-13T07:30:24</meta:print-date>
    <meta:document-statistic meta:table-count="1" meta:image-count="0" meta:object-count="0" meta:page-count="1" meta:paragraph-count="13" meta:word-count="137" meta:character-count="737"/>
    <dc:date>2010-10-13T07:52:56</dc:date>
    <dc:creator>Eric Rizzi</dc:creator>
    <meta:editing-duration>PT00H15M17S</meta:editing-duration>
    <meta:editing-cycles>1</meta:editing-cycles>
    <meta:generator>OpenOffice.org/3.1$Unix OpenOffice.org_project/310m11$Build-9399</meta:generator>
  </office:meta>
</office:document-meta>
</file>